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StarSymbol" svg:font-family="Star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2"/>
    <style:style style:name="P6" style:family="paragraph" style:parent-style-name="Text_20_body" style:list-style-name="L2"/>
    <style:style style:name="P7" style:family="paragraph" style:parent-style-name="Text_20_body" style:list-style-name="L2"/>
    <style:style style:name="P8" style:family="paragraph" style:parent-style-name="Text_20_body" style:list-style-name="L2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T1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 01 Browse the mbt.tigris.org subversion tree using the web site.</text:h>
      <text:h text:style-name="Heading_20_2" text:outline-level="2">Short description</text:h>
      <text:p text:style-name="Text_20_body">This Use Case is a an example of a very simple requirement. It's sole purpose is to serve as a demo for how to use the feature REQTAG in mbt.tigris.org Using that feature enables the user to track the requirement coverage during the tests.</text:p>
      <text:h text:style-name="Heading_20_1" text:outline-level="1">Basic course of events</text:h>
      <text:h text:style-name="Heading_20_2" text:outline-level="2">Preconditions</text:h>
      <text:list text:style-name="L1">
        <text:list-item>
          <text:p text:style-name="P1">A working Internet connection</text:p>
        </text:list-item>
        <text:list-item>
          <text:p text:style-name="P1">A installed Internet browser, like Firefox</text:p>
        </text:list-item>
      </text:list>
      <text:h text:style-name="Heading_20_2" text:outline-level="2">Events</text:h>
      <text:list text:style-name="L2">
        <text:list-item>
          <text:p text:style-name="P3">The user starts up the Internet browser, using the base URL for the web site. The system will provide the user the means of navigating into the repository of Subversion. </text:p>
        </text:list-item>
      </text:list>
      <text:h text:style-name="Heading_20_2" text:outline-level="2">Results</text:h>
      <text:p text:style-name="Text_20_body">The system displays the Subversion repository.</text:p>
      <text:h text:style-name="Heading_20_1" text:outline-level="1">Alternative paths</text:h>
      <text:h text:style-name="Heading_20_2" text:outline-level="2">Direct access</text:h>
      <text:list text:style-name="L3">
        <text:list-item>
          <text:p text:style-name="P4">Start the Internet browser.</text:p>
        </text:list-item>
        <text:list-item>
          <text:p text:style-name="P4">The system will accept direct links into the Subversion repository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StarSymbol" svg:font-family="Star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11-18T21:00:58</meta:creation-date>
    <dc:date>2007-11-18T22:20:04</dc:date>
    <meta:editing-cycles>19</meta:editing-cycles>
    <meta:editing-duration>PT1H19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5" meta:word-count="129" meta:character-count="788"/>
  </office:meta>
</office:document-meta>
</file>